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***********************INCL. HEADER*********************</text:p>
      <text:p text:style-name="Standard"><text:s text:c="16"/>THIS README FILE IS INTENDED TO CLARIFY THE COMPILER OPTIMIZATIONS <text:line-break/> <text:s text:c="15"/>NEEDED TO RUN THIS C SOURCE IN ADDITION TO ANY ADDITIONAL <text:tab/> <text:s text:c="3"/><text:tab/><text:tab/>MINIKERNEL FOR IMPLEMENTING THIS ALTERNATIVE BASE NUMBER SYSTEM <text:tab/>ON AN APPROPRIATE NETWORK CLUSTER.. <text:s/><text:tab/><text:tab/> <text:s text:c="4"/>IT IS NOT INTENDED, <text:tab/>REPEAT, NOT INTENDED, FOR DEPLOYMENT TO ANY LARGE NETWORK WHERE <text:line-break/> <text:s text:c="11"/>USER END APPLICATIONS ARE THE PRINCIPLE USAGE. <text:s text:c="2"/>IT THEREFORE RUNS <text:s/><text:tab/>ONLY ON 5 OF THE 7 NETWORKING LAYERS.</text:p>
      <text:p text:style-name="Standard"/>
      <text:p text:style-name="Standard"><text:tab/>THE CUSTOMIZED COMPILER NEEDED TO RUN THIS WILL HAVE TO OPTIMIZE <text:tab/>FOR -WCHAR <text:tab/>FLAGS. <text:s text:c="2"/>THIS IS VIEWED AS AN ALTERNATIVE TO USING <text:tab/>TRADITIONAL GCC (or <text:tab/>G++ OPTIMIZATIONS). <text:s text:c="2"/>AS SUCH, CLANG IS VIEWED AS <text:tab/>A BETTER CHOICE OF A <text:tab/>BASE COMPILER FOR USE WITH THIS LIBRARY.</text:p>
      <text:p text:style-name="Standard"/>
      <text:p text:style-name="Standard"><text:s text:c="12"/>THANK YOU FOR READING, AND FOR FURTHER QUESTIONS, PLEASE STAY <text:tab/>TUNED TO THIS REPOSITORY FOR UPDATES ON PROGRESS WITH THIS LIBRARY</text:p>
      <text:p text:style-name="Standard">******************************************************************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02-20T08:45:33.12</meta:creation-date>
    <meta:document-statistic meta:table-count="0" meta:image-count="0" meta:object-count="0" meta:page-count="1" meta:paragraph-count="5" meta:word-count="135" meta:character-count="1024"/>
    <dc:date>2019-02-20T08:56:29.57</dc:date>
    <meta:editing-duration>PT11M</meta:editing-duration>
    <meta:editing-cycles>1</meta:editing-cycles>
    <meta:generator>OpenOffice.org/3.3$Win32 OpenOffice.org_project/330m20$Build-9567</meta:generator>
  </office:meta>
</office:document-meta>
</file>